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1cm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26cm" svg:x="2cm" svg:y="2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measurelines" svg:width="16.499cm" svg:height="24.999cm" svg:x="2.5cm" svg:y="2.5cm" svg:viewBox="0 0 16500 25000" draw:points="0,25000 0,0 5500,0 5500,1500 16000,1500 16500,1500 16500,25000 5500,25000">
          <text:p/>
        </draw:polygon>
        <draw:custom-shape draw:style-name="gr3" draw:text-style-name="P1" draw:layer="measurelines" svg:width="5.5cm" svg:height="1.5cm" svg:x="13.5cm" svg:y="2.5cm">
          <text:p text:style-name="P1">Downloa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5.5cm" svg:height="1.5cm" svg:x="8cm" svg:y="2.5cm">
          <text:p text:style-name="P1">AutoInstal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2.5cm" svg:y="2.5cm">
          <text:p text:style-name="P1">Git/FT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0.5cm" svg:x="3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cm" svg:y1="4.5cm" svg:x2="18.5cm" svg:y2="15cm">
          <text:p/>
        </draw:line>
        <draw:line draw:style-name="gr7" draw:text-style-name="P1" draw:layer="layout" svg:x1="18.5cm" svg:y1="4.5cm" svg:x2="3cm" svg:y2="15cm">
          <text:p/>
        </draw:line>
        <draw:custom-shape draw:style-name="gr8" draw:text-style-name="P1" draw:layer="layout" svg:width="6.5cm" svg:height="1.5cm" svg:x="7.5cm" svg:y="5cm">
          <text:p text:style-name="P1">Filesystem Tre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cm" svg:height="2cm" svg:x="3.5cm" svg:y="16cm">
          <text:p text:style-name="P1">Pull/Push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8.5cm" svg:y="16cm">
          <text:p text:style-name="P1">Add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13.5cm" svg:y="16cm">
          <text:p text:style-name="P1">Commit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3.5cm" svg:y="18.5cm">
          <text:p text:style-name="P1">Track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8.5cm" svg:y="18.5cm">
          <text:p text:style-name="P1">Open/Edit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13.5cm" svg:y="18.5cm">
          <text:p text:style-name="P1">Ignore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3.5cm" svg:y="21cm">
          <text:p text:style-name="P1">Branch...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8.5cm" svg:y="21cm">
          <text:p text:style-name="P1">Upload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13.5cm" svg:y="21cm">
          <text:p text:style-name="P1">Switch...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3cm" svg:y="25cm">
          <text:p text:style-name="P1">Settings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0.5cm" svg:height="1.5cm" svg:x="8cm" svg:y="25.5cm">
          <text:p text:style-name="P1">Status/Message Box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7.5cm" svg:height="26cm" svg:x="2cm" svg:y="2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measurelines" svg:width="16.499cm" svg:height="24.999cm" svg:x="2.5cm" svg:y="2.5cm" svg:viewBox="0 0 16500 25000" draw:points="0,25000 0,1500 5500,1500 5500,0 11000,0 11000,1500 16000,1500 16500,1500 16500,25000 5500,25000">
          <text:p/>
        </draw:polygon>
        <draw:custom-shape draw:style-name="gr3" draw:text-style-name="P2" draw:layer="measurelines" svg:width="5.5cm" svg:height="1.5cm" svg:x="13.5cm" svg:y="2.5cm">
          <text:p text:style-name="P2">Download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measurelines" svg:width="5.5cm" svg:height="1.5cm" svg:x="8cm" svg:y="2.5cm">
          <text:p text:style-name="P2">AutoInstall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cm" svg:height="1.5cm" svg:x="2.5cm" svg:y="2.5cm">
          <text:p text:style-name="P2">Git/FTP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cm" svg:height="2cm" svg:x="3cm" svg:y="25cm">
          <text:p text:style-name="P2">Settings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0.5cm" svg:height="1.5cm" svg:x="8cm" svg:y="25.5cm">
          <text:p text:style-name="P2">Status/Message Box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1.5cm" svg:x="3cm" svg:y="4.5cm">
          <text:p text:style-name="P3">Type of Insta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5cm" svg:x="17.5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cm" svg:height="0.5cm" svg:x="17.7cm" svg:y="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cm" svg:height="0.5cm" svg:x="17.7cm" svg:y="5.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5.5cm" svg:height="15.5cm" svg:x="3cm" svg:y="6.5cm">
          <text:p/>
          <draw:enhanced-geometry svg:viewBox="0 0 21600 21600" draw:path-stretchpoint-x="10800" draw:path-stretchpoint-y="10800" draw:text-areas="?f0 ?f0 ?f1 ?f2" draw:type="quad-bevel" draw:modifiers="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5cm" svg:height="2cm" svg:x="14cm" svg:y="22.5cm">
          <text:p text:style-name="P2">Clear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5cm" svg:height="2cm" svg:x="3cm" svg:y="22.5cm">
          <text:p text:style-name="P2">Submit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5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7.5cm" svg:y="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cm" svg:height="0.5cm" svg:x="17.8cm" svg:y="6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cm" svg:height="0.5cm" svg:x="17.8cm" svg:y="21.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cm" svg:height="3.5cm" svg:x="17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6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8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10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12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14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16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18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cm" svg:x="3.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1.5cm" svg:x="3.5cm" svg:y="20.5cm">
          <text:p text:style-name="P3">Setting Lab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0.5cm" svg:x="3.5cm" svg:y="2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7.5cm" svg:height="26cm" svg:x="2cm" svg:y="2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measurelines" svg:width="16.499cm" svg:height="24.999cm" svg:x="2.5cm" svg:y="2.5cm" svg:viewBox="0 0 16500 25000" draw:points="0,25000 0,1500 11000,1500 11000,0 16500,0 16500,25000 5500,25000">
          <text:p/>
        </draw:polygon>
        <draw:custom-shape draw:style-name="gr10" draw:text-style-name="P2" draw:layer="measurelines" svg:width="5.5cm" svg:height="1.5cm" svg:x="13.5cm" svg:y="2.5cm">
          <text:p text:style-name="P2">Downloa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5.5cm" svg:height="1.5cm" svg:x="8cm" svg:y="2.5cm">
          <text:p text:style-name="P2">AutoInstall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cm" svg:height="1.5cm" svg:x="2.5cm" svg:y="2.5cm">
          <text:p text:style-name="P2">Git/FTP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cm" svg:height="2cm" svg:x="3cm" svg:y="25cm">
          <text:p text:style-name="P2">Settings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0.5cm" svg:height="1.5cm" svg:x="8cm" svg:y="25.5cm">
          <text:p text:style-name="P2">Status/Message Bo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.5cm" svg:x="3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5cm" svg:height="1cm" svg:x="3cm" svg:y="4.5cm">
          <text:p text:style-name="P3">Download UR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cm" svg:height="5.5cm" svg:x="5.5cm" svg:y="7.5cm">
          <text:p text:style-name="P4"><text:span text:style-name="T1">Download</text:span></text:p>
          <draw:enhanced-geometry svg:viewBox="0 0 21600 21600" draw:path-stretchpoint-x="10800" draw:path-stretchpoint-y="10800" draw:text-areas="?f0 ?f0 ?f1 ?f2" draw:type="quad-bevel" draw:modifiers="1576.01199400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5.5cm" svg:height="11cm" svg:x="3cm" svg:y="13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cm" svg:y1="13.5cm" svg:x2="18.5cm" svg:y2="24.5cm">
          <text:p/>
        </draw:line>
        <draw:line draw:style-name="gr6" draw:text-style-name="P1" draw:layer="layout" svg:x1="18.5cm" svg:y1="13.5cm" svg:x2="3cm" svg:y2="24.5cm">
          <text:p/>
        </draw:line>
        <draw:custom-shape draw:style-name="gr4" draw:text-style-name="P1" draw:layer="layout" svg:width="8.5cm" svg:height="1.5cm" svg:x="6.5cm" svg:y="14cm">
          <text:p text:style-name="P1">Progress/Message Windo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muel Littley</meta:initial-creator>
    <meta:creation-date>2011-06-12T14:47:04</meta:creation-date>
    <dc:date>2011-06-12T16:47:05</dc:date>
    <dc:creator>Samuel Littley</dc:creator>
    <meta:editing-duration>PT1H29M19S</meta:editing-duration>
    <meta:editing-cycles>3</meta:editing-cycles>
    <meta:generator>LibreOffice/3.3$Unix LibreOffice_project/330m19$Build-202</meta:generator>
    <meta:document-statistic meta:object-count="70"/>
  </office:meta>
</office:document-meta>
</file>